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1509" officeooo:paragraph-rsid="00021509"/>
    </style:style>
    <style:style style:name="P2" style:family="paragraph" style:parent-style-name="Preformatted_20_Text">
      <style:text-properties officeooo:rsid="00021509" officeooo:paragraph-rsid="000bc57b"/>
    </style:style>
    <style:style style:name="P3" style:family="paragraph" style:parent-style-name="Preformatted_20_Text">
      <style:text-properties officeooo:rsid="00021509" officeooo:paragraph-rsid="0082d1ea"/>
    </style:style>
    <style:style style:name="P4" style:family="paragraph" style:parent-style-name="Preformatted_20_Text">
      <style:text-properties officeooo:rsid="00021509" officeooo:paragraph-rsid="0082f7d2"/>
    </style:style>
    <style:style style:name="P5" style:family="paragraph" style:parent-style-name="Preformatted_20_Text">
      <style:text-properties fo:font-weight="bold" officeooo:rsid="0015cbca" officeooo:paragraph-rsid="0015cbca" style:font-weight-asian="bold" style:font-weight-complex="bold"/>
    </style:style>
    <style:style style:name="P6" style:family="paragraph" style:parent-style-name="Preformatted_20_Text">
      <style:text-properties fo:font-weight="bold" officeooo:rsid="0082d1ea" officeooo:paragraph-rsid="0082d1ea" style:font-weight-asian="bold" style:font-weight-complex="bold"/>
    </style:style>
    <style:style style:name="P7" style:family="paragraph" style:parent-style-name="Preformatted_20_Text">
      <style:text-properties fo:font-weight="bold" officeooo:rsid="0082d1ea" officeooo:paragraph-rsid="00856b9b" style:font-weight-asian="bold" style:font-weight-complex="bold"/>
    </style:style>
    <style:style style:name="P8" style:family="paragraph" style:parent-style-name="Preformatted_20_Text">
      <style:text-properties fo:font-weight="bold" officeooo:rsid="0082d1ea" officeooo:paragraph-rsid="008cfcbc" style:font-weight-asian="bold" style:font-weight-complex="bold"/>
    </style:style>
    <style:style style:name="P9" style:family="paragraph" style:parent-style-name="Preformatted_20_Text">
      <style:text-properties fo:font-weight="bold" officeooo:rsid="0082d1ea" officeooo:paragraph-rsid="0091eb92" style:font-weight-asian="bold" style:font-weight-complex="bold"/>
    </style:style>
    <style:style style:name="P10" style:family="paragraph" style:parent-style-name="Preformatted_20_Text">
      <style:text-properties fo:font-weight="bold" officeooo:rsid="0082d1ea" officeooo:paragraph-rsid="009387fb" style:font-weight-asian="bold" style:font-weight-complex="bold"/>
    </style:style>
    <style:style style:name="P11" style:family="paragraph" style:parent-style-name="Preformatted_20_Text">
      <style:text-properties fo:font-weight="bold" officeooo:rsid="0082d1ea" officeooo:paragraph-rsid="00992561" style:font-weight-asian="bold" style:font-weight-complex="bold"/>
    </style:style>
    <style:style style:name="P12" style:family="paragraph" style:parent-style-name="Preformatted_20_Text">
      <style:text-properties fo:font-weight="bold" officeooo:rsid="0082d1ea" officeooo:paragraph-rsid="00aa98e7" style:font-weight-asian="bold" style:font-weight-complex="bold"/>
    </style:style>
    <style:style style:name="P13" style:family="paragraph" style:parent-style-name="Preformatted_20_Text">
      <style:text-properties fo:font-weight="bold" officeooo:rsid="0082d1ea" officeooo:paragraph-rsid="00abce9e" style:font-weight-asian="bold" style:font-weight-complex="bold"/>
    </style:style>
    <style:style style:name="P14" style:family="paragraph" style:parent-style-name="Preformatted_20_Text">
      <style:text-properties fo:font-weight="bold" officeooo:rsid="00021509" officeooo:paragraph-rsid="00021509" style:font-weight-asian="bold" style:font-weight-complex="bold"/>
    </style:style>
    <style:style style:name="P15" style:family="paragraph" style:parent-style-name="Preformatted_20_Text">
      <style:text-properties fo:font-weight="bold" officeooo:rsid="00021509" officeooo:paragraph-rsid="0082d1ea" style:font-weight-asian="bold" style:font-weight-complex="bold"/>
    </style:style>
    <style:style style:name="P16" style:family="paragraph" style:parent-style-name="Preformatted_20_Text">
      <style:text-properties fo:font-weight="bold" officeooo:rsid="0019fcfa" officeooo:paragraph-rsid="0082f7d2" style:font-weight-asian="bold" style:font-weight-complex="bold"/>
    </style:style>
    <style:style style:name="P17" style:family="paragraph" style:parent-style-name="Preformatted_20_Text">
      <style:text-properties fo:font-weight="bold" officeooo:rsid="003ba020" officeooo:paragraph-rsid="008468be" style:font-weight-asian="bold" style:font-weight-complex="bold"/>
    </style:style>
    <style:style style:name="P18" style:family="paragraph" style:parent-style-name="Preformatted_20_Text">
      <style:text-properties fo:font-weight="bold" officeooo:rsid="007f01ba" officeooo:paragraph-rsid="00856b9b" style:font-weight-asian="bold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16pt" fo:font-weight="bold" officeooo:rsid="006ae5f3" officeooo:paragraph-rsid="006ae5f3" style:font-size-asian="14pt" style:font-weight-asian="bold" style:font-size-complex="16pt" style:font-weight-complex="bold"/>
    </style:style>
    <style:style style:name="P20" style:family="paragraph" style:parent-style-name="Preformatted_20_Text">
      <style:text-properties officeooo:rsid="00035ba3" officeooo:paragraph-rsid="0014b990"/>
    </style:style>
    <style:style style:name="P21" style:family="paragraph" style:parent-style-name="Preformatted_20_Text">
      <style:text-properties officeooo:rsid="00035ba3" officeooo:paragraph-rsid="007aa27c"/>
    </style:style>
    <style:style style:name="P22" style:family="paragraph" style:parent-style-name="Preformatted_20_Text">
      <style:text-properties officeooo:rsid="0009ce19" officeooo:paragraph-rsid="00021509"/>
    </style:style>
    <style:style style:name="P23" style:family="paragraph" style:parent-style-name="Preformatted_20_Text">
      <style:text-properties officeooo:rsid="006b516b" officeooo:paragraph-rsid="006b516b"/>
    </style:style>
    <style:style style:name="P24" style:family="paragraph" style:parent-style-name="Preformatted_20_Text">
      <style:text-properties officeooo:rsid="001c57fb" officeooo:paragraph-rsid="006fcbba"/>
    </style:style>
    <style:style style:name="P25" style:family="paragraph" style:parent-style-name="Preformatted_20_Text">
      <style:text-properties officeooo:rsid="0077428c" officeooo:paragraph-rsid="007e4dc4"/>
    </style:style>
    <style:style style:name="P26" style:family="paragraph" style:parent-style-name="Preformatted_20_Text">
      <style:text-properties officeooo:rsid="003ba020" officeooo:paragraph-rsid="008468be"/>
    </style:style>
    <style:style style:name="P27" style:family="paragraph" style:parent-style-name="Preformatted_20_Text">
      <style:text-properties fo:font-weight="normal" officeooo:rsid="0082d1ea" officeooo:paragraph-rsid="00856b9b" style:font-weight-asian="normal" style:font-weight-complex="normal"/>
    </style:style>
    <style:style style:name="P28" style:family="paragraph" style:parent-style-name="Preformatted_20_Text">
      <style:text-properties fo:font-weight="normal" officeooo:rsid="0088b035" officeooo:paragraph-rsid="0088b035" style:font-weight-asian="normal" style:font-weight-complex="normal"/>
    </style:style>
    <style:style style:name="P29" style:family="paragraph" style:parent-style-name="Preformatted_20_Text">
      <style:text-properties officeooo:paragraph-rsid="0082d1ea"/>
    </style:style>
    <style:style style:name="P30" style:family="paragraph" style:parent-style-name="Preformatted_20_Text">
      <style:text-properties officeooo:paragraph-rsid="00992561"/>
    </style:style>
    <style:style style:name="P31" style:family="paragraph" style:parent-style-name="Preformatted_20_Text">
      <style:text-properties officeooo:paragraph-rsid="00ae2d36"/>
    </style:style>
    <style:style style:name="P32" style:family="paragraph" style:parent-style-name="Preformatted_20_Text">
      <style:text-properties fo:font-weight="normal" officeooo:rsid="0097e1ca" officeooo:paragraph-rsid="0097e1ca" style:font-weight-asian="normal" style:font-weight-complex="normal"/>
    </style:style>
    <style:style style:name="P33" style:family="paragraph" style:parent-style-name="Preformatted_20_Text">
      <style:text-properties fo:font-weight="normal" officeooo:rsid="00a74844" officeooo:paragraph-rsid="00992561" style:font-weight-asian="normal" style:font-weight-complex="normal"/>
    </style:style>
    <style:style style:name="P34" style:family="paragraph" style:parent-style-name="Preformatted_20_Text">
      <style:text-properties fo:font-weight="normal" officeooo:rsid="008cfcbc" officeooo:paragraph-rsid="008cfcbc" style:font-weight-asian="normal" style:font-weight-complex="normal"/>
    </style:style>
    <style:style style:name="P35" style:family="paragraph" style:parent-style-name="Preformatted_20_Text">
      <style:text-properties fo:font-weight="bold" officeooo:rsid="0082d1ea" officeooo:paragraph-rsid="00856b9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a8d" style:font-weight-asian="bold" style:font-weight-complex="bold"/>
    </style:style>
    <style:style style:name="T3" style:family="text">
      <style:text-properties fo:font-weight="bold" officeooo:rsid="00695cb2" style:font-weight-asian="bold" style:font-weight-complex="bold"/>
    </style:style>
    <style:style style:name="T4" style:family="text">
      <style:text-properties fo:font-weight="bold" officeooo:rsid="0082d1ea" style:font-weight-asian="bold" style:font-weight-complex="bold"/>
    </style:style>
    <style:style style:name="T5" style:family="text">
      <style:text-properties officeooo:rsid="001dcf45"/>
    </style:style>
    <style:style style:name="T6" style:family="text">
      <style:text-properties officeooo:rsid="00278cfe"/>
    </style:style>
    <style:style style:name="T7" style:family="text">
      <style:text-properties officeooo:rsid="00293977"/>
    </style:style>
    <style:style style:name="T8" style:family="text">
      <style:text-properties officeooo:rsid="002bab12"/>
    </style:style>
    <style:style style:name="T9" style:family="text">
      <style:text-properties officeooo:rsid="0035d1f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cfcbc" style:font-weight-asian="normal" style:font-weight-complex="normal"/>
    </style:style>
    <style:style style:name="T12" style:family="text">
      <style:text-properties fo:font-weight="normal" officeooo:rsid="008e94ce" style:font-weight-asian="normal" style:font-weight-complex="normal"/>
    </style:style>
    <style:style style:name="T13" style:family="text">
      <style:text-properties fo:font-weight="normal" officeooo:rsid="009094cb" style:font-weight-asian="normal" style:font-weight-complex="normal"/>
    </style:style>
    <style:style style:name="T14" style:family="text">
      <style:text-properties fo:font-weight="normal" officeooo:rsid="0091aff5" style:font-weight-asian="normal" style:font-weight-complex="normal"/>
    </style:style>
    <style:style style:name="T15" style:family="text">
      <style:text-properties fo:font-weight="normal" officeooo:rsid="00992561" style:font-weight-asian="normal" style:font-weight-complex="normal"/>
    </style:style>
    <style:style style:name="T16" style:family="text">
      <style:text-properties fo:font-weight="normal" officeooo:rsid="00a74844" style:font-weight-asian="normal" style:font-weight-complex="normal"/>
    </style:style>
    <style:style style:name="T17" style:family="text">
      <style:text-properties fo:font-weight="normal" officeooo:rsid="00aa8d63" style:font-weight-asian="normal" style:font-weight-complex="normal"/>
    </style:style>
    <style:style style:name="T18" style:family="text">
      <style:text-properties fo:font-weight="normal" officeooo:rsid="00aa98e7" style:font-weight-asian="normal" style:font-weight-complex="normal"/>
    </style:style>
    <style:style style:name="T19" style:family="text">
      <style:text-properties fo:font-weight="normal" officeooo:rsid="00abce9e" style:font-weight-asian="normal" style:font-weight-complex="normal"/>
    </style:style>
    <style:style style:name="T20" style:family="text">
      <style:text-properties fo:font-weight="normal" officeooo:rsid="00b6da13" style:font-weight-asian="normal" style:font-weight-complex="normal"/>
    </style:style>
    <style:style style:name="T21" style:family="text">
      <style:text-properties fo:font-weight="normal" officeooo:rsid="00b77efd" style:font-weight-asian="normal" style:font-weight-complex="normal"/>
    </style:style>
    <style:style style:name="T22" style:family="text">
      <style:text-properties fo:font-weight="normal" officeooo:rsid="00bad4bc" style:font-weight-asian="normal" style:font-weight-complex="normal"/>
    </style:style>
    <style:style style:name="T23" style:family="text">
      <style:text-properties officeooo:rsid="0077428c"/>
    </style:style>
    <style:style style:name="T24" style:family="text">
      <style:text-properties officeooo:rsid="007bd33c"/>
    </style:style>
    <style:style style:name="T25" style:family="text">
      <style:text-properties officeooo:rsid="007d8fed"/>
    </style:style>
    <style:style style:name="T26" style:family="text">
      <style:text-properties fo:font-size="10pt" fo:font-weight="normal" officeooo:rsid="0015db2b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17194d" style:font-size-asian="10pt" style:font-weight-asian="normal" style:font-size-complex="10pt" style:font-weight-complex="normal"/>
    </style:style>
    <style:style style:name="T28" style:family="text">
      <style:text-properties officeooo:rsid="007e4dc4"/>
    </style:style>
    <style:style style:name="T29" style:family="text">
      <style:text-properties officeooo:rsid="007fee5d"/>
    </style:style>
    <style:style style:name="T30" style:family="text">
      <style:text-properties officeooo:rsid="007f01ba"/>
    </style:style>
    <style:style style:name="T31" style:family="text">
      <style:text-properties officeooo:rsid="00992561"/>
    </style:style>
    <style:style style:name="T32" style:family="text">
      <style:text-properties officeooo:rsid="00993dd0"/>
    </style:style>
    <style:style style:name="T33" style:family="text">
      <style:text-properties officeooo:rsid="009ac6aa"/>
    </style:style>
    <style:style style:name="T34" style:family="text">
      <style:text-properties officeooo:rsid="009bed4b"/>
    </style:style>
    <style:style style:name="T35" style:family="text">
      <style:text-properties officeooo:rsid="009f6e0a"/>
    </style:style>
    <style:style style:name="T36" style:family="text">
      <style:text-properties officeooo:rsid="00a1c464"/>
    </style:style>
    <style:style style:name="T37" style:family="text">
      <style:text-properties officeooo:rsid="00a3472a"/>
    </style:style>
    <style:style style:name="T38" style:family="text">
      <style:text-properties officeooo:rsid="00a539fd"/>
    </style:style>
    <style:style style:name="T39" style:family="text">
      <style:text-properties officeooo:rsid="00a6d0f9"/>
    </style:style>
    <style:style style:name="T40" style:family="text">
      <style:text-properties officeooo:rsid="00af708b"/>
    </style:style>
    <style:style style:name="T41" style:family="text">
      <style:text-properties officeooo:rsid="00b0a4dd"/>
    </style:style>
    <style:style style:name="T42" style:family="text">
      <style:text-properties officeooo:rsid="00b3a9ca"/>
    </style:style>
    <style:style style:name="T43" style:family="text">
      <style:text-properties officeooo:rsid="00b5a96f"/>
    </style:style>
    <style:style style:name="T44" style:family="text">
      <style:text-properties officeooo:rsid="00bad4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xplanation</text:p>
      <text:p text:style-name="P2"/>
      <text:p text:style-name="P2"><text:span text:style-name="T1">Title:</text:span> OpenCV C++ Program <text:span text:style-name="T24">for coin detection</text:span>.</text:p>
      <text:p text:style-name="P2"><text:span text:style-name="T1">Author:</text:span> Aditya Prakash</text:p>
      <text:p text:style-name="P1">The following is the <text:span text:style-name="T5">explanation to the </text:span><text:span text:style-name="T2">C++</text:span> code <text:span text:style-name="T25">for coin detection</text:span> in C++ using the tool <text:span text:style-name="T1">OpenCV</text:span>.</text:p>
      <text:p text:style-name="P20">Things to know:</text:p>
      <text:p text:style-name="P20">(1) The code will only compile in Linux environment.</text:p>
      <text:p text:style-name="P21">(2) To run in windows, please use the file: <text:span text:style-name="T23">'coin.o' and run it in cmd. However if it does not run(problem in system architecture) then compile it in windows by making suitable and obvious changes to the code like: Use &lt;iostream.h&gt; in place of &lt;iostream&gt;.</text:span></text:p>
      <text:p text:style-name="P25">(3) Compile command: <text:span text:style-name="T26">g++ -w coin.cpp -o coin.exe `pkg-config --libs opencv</text:span><text:span text:style-name="T27">`</text:span> </text:p>
      <text:p text:style-name="P22">(4) Run command: ./<text:span text:style-name="T28">coin</text:span></text:p>
      <text:p text:style-name="P23">(5) The <text:span text:style-name="T29">image containing coin/coins</text:span> has to be in the same directory as the code.</text:p>
      <text:p text:style-name="P1">Before you run the code, please make sure that you have OpenCV installed on your // system.</text:p>
      <text:p text:style-name="P5">Code area:</text:p>
      <text:p text:style-name="P1"/>
      <text:p text:style-name="P1"/>
      <text:p text:style-name="P1"/>
      <text:p text:style-name="P6">#include "opencv2/highgui/highgui.hpp"</text:p>
      <text:p text:style-name="P3">// highgui - an interface to video <text:span text:style-name="T6">and image</text:span> capturing.</text:p>
      <text:p text:style-name="P15"/>
      <text:p text:style-name="P6">#include "opencv2/imgproc/imgproc.hpp"</text:p>
      <text:p text:style-name="P4">// imgproc - <text:span text:style-name="T7">A</text:span>n image processing module that <text:span text:style-name="T8">for</text:span> linear and non-linear image filtering, geometrical image transformations, color space conversion and so on.</text:p>
      <text:p text:style-name="P16"/>
      <text:p text:style-name="P6">#include &lt;iostream&gt;</text:p>
      <text:p text:style-name="P6">#include &lt;stdio.h&gt;</text:p>
      <text:p text:style-name="P4">// The<text:span text:style-name="T9"> </text:span>header <text:span text:style-name="T9">files </text:span>for performing input and output.</text:p>
      <text:p text:style-name="P6"><text:s/></text:p>
      <text:p text:style-name="P6">using namespace cv;</text:p>
      <text:p text:style-name="P4">// Namespace where all the C++ OpenCV functionality resides.</text:p>
      <text:p text:style-name="P16"/>
      <text:p text:style-name="P6">using namespace std;</text:p>
      <text:p text:style-name="P26">// For input output operations.</text:p>
      <text:p text:style-name="P17"/>
      <text:p text:style-name="P6"><text:s/></text:p>
      <text:p text:style-name="P6">int main()</text:p>
      <text:p text:style-name="P6">{</text:p>
      <text:p text:style-name="P6"><text:tab/>Mat image;</text:p>
      <text:p text:style-name="P27"><text:tab/><text:span text:style-name="T30">// Mat object is a basic image container. image is an object of Mat.</text:span></text:p>
      <text:p text:style-name="P18"/>
      <text:p text:style-name="P7"><text:tab/>image=imread("IMG-20160425-WA0002.jpg",CV_LOAD_IMAGE_GRAYSCALE);</text:p>
      <text:p text:style-name="P7"><text:tab/><text:span text:style-name="T10">// </text:span><text:span text:style-name="T22">Take any image but make sure its in the same folder.</text:span></text:p>
      <text:p text:style-name="P32"><text:tab/>// first argument denotes the image to be loaded. </text:p>
      <text:p text:style-name="P32"><text:tab/>// second argument specifies the image format as follows: </text:p>
      <text:p text:style-name="P32"><text:tab/>// CV_LOAD_IMAGE_UNCHANGED (&lt;0) loads the image as it is. </text:p>
      <text:p text:style-name="P32"><text:tab/>// CV_LOAD_IMAGE_GRAYSCALE ( 0) loads the image in Gray scale. </text:p>
      <text:p text:style-name="P32"><text:tab/>// CV_LOAD_IMAGE_COLOR (&gt;0) loads the image in the BGR format. </text:p>
      <text:p text:style-name="P32"><text:tab/>// If the second argument is not there, it is implied CV_LOAD_IMAGE_COLOR.</text:p>
      <text:p text:style-name="P6"/>
      <text:p text:style-name="P6"><text:tab/>vector&lt;Vec3f&gt; coin;</text:p>
      <text:p text:style-name="P6"><text:tab/><text:span text:style-name="T10">// </text:span><text:span text:style-name="T17">A vector data type to store the details of coins.</text:span></text:p>
      <text:p text:style-name="P6"/>
      <text:p text:style-name="P6"><text:tab/>HoughCircles(image,coin,CV_HOUGH_GRADIENT,2,20,450,60,0,0 );</text:p>
      <text:p text:style-name="P30"><text:span text:style-name="T4"><text:tab/>// </text:span><text:span text:style-name="Emphasis"><text:span text:style-name="T15">Argument 1</text:span></text:span>: Input image <text:span text:style-name="T31">mode</text:span></text:p>
      <text:p text:style-name="P31"><text:tab/>// <text:span text:style-name="T32">Argument 2: </text:span>A vector that stores 3 values: <text:span text:style-name="T33">x,y and r</text:span> for each <text:span text:style-name="T40">circle.</text:span></text:p>
      <text:p text:style-name="P30"><text:soft-page-break/><text:tab/>// <text:span text:style-name="T34">Argument 3: </text:span><text:span text:style-name="Emphasis">CV_HOUGH_GRADIENT</text:span>: <text:span text:style-name="T41">D</text:span>etection method.</text:p>
      <text:p text:style-name="P30"><text:tab/>// <text:span text:style-name="Emphasis"><text:span text:style-name="T35">Argument 4: </text:span></text:span>The inverse ratio of resolution.</text:p>
      <text:p text:style-name="P30"><text:tab/>// <text:span text:style-name="T35">Argument 5: </text:span>Minimum distance between centers.</text:p>
      <text:p text:style-name="P30"><text:tab/>// <text:span text:style-name="T36">Argument 6: </text:span>Upper threshold for Canny edge detector.</text:p>
      <text:p text:style-name="P30"><text:tab/>// <text:span text:style-name="T37">Argument 7: </text:span>Threshold for center detection.</text:p>
      <text:p text:style-name="P30"><text:tab/>// <text:span text:style-name="T38">Argument 8: </text:span>Minimum radi<text:span text:style-name="T42">us</text:span> to be detected. <text:span text:style-name="T43">P</text:span>ut zero as default</text:p>
      <text:p text:style-name="P30"><text:tab/>// <text:span text:style-name="T39">Argument 9: </text:span>Maximum radius to be detected. <text:span text:style-name="T43">P</text:span>ut zero as default</text:p>
      <text:p text:style-name="P11"/>
      <text:p text:style-name="P11"><text:tab/>int l=coin.size();</text:p>
      <text:p text:style-name="P11"><text:tab/><text:span text:style-name="T10">// </text:span><text:span text:style-name="T16">Get the number of coins.</text:span></text:p>
      <text:p text:style-name="P33"/>
      <text:p text:style-name="P6"><text:tab/>cout&lt;&lt;"\n The number of coins is: "&lt;&lt;l&lt;&lt;"\n\n";</text:p>
      <text:p text:style-name="P13"><text:tab/></text:p>
      <text:p text:style-name="P13"><text:tab/><text:span text:style-name="T10">// </text:span><text:span text:style-name="T19">To draw the detected circles.</text:span></text:p>
      <text:p text:style-name="P13"><text:tab/>for( size_t i = 0; i &lt; coin.size(); i++ )</text:p>
      <text:p text:style-name="P6"><text:tab/>{</text:p>
      <text:p text:style-name="P6"><text:tab/><text:tab/>Point center(cvRound(coin[i][0]),cvRound(coin[i][1]));</text:p>
      <text:p text:style-name="P6"><text:tab/><text:tab/><text:span text:style-name="T20">// Detect center</text:span></text:p>
      <text:p text:style-name="P29"><text:span text:style-name="T20"><text:tab/><text:tab/>// </text:span><text:span text:style-name="T21">cvRound: </text:span>Rounds floating point number to nearest integer<text:span text:style-name="T21">.</text:span></text:p>
      <text:p text:style-name="P12"><text:tab/><text:tab/>int radius=cvRound(coin[i][2]);</text:p>
      <text:p text:style-name="P12"><text:tab/><text:tab/><text:span text:style-name="T10">// </text:span><text:span text:style-name="T18">To get the radius from the second argument of vector coin.</text:span> <text:s text:c="4"/></text:p>
      <text:p text:style-name="P12"><text:tab/><text:tab/>circle(image,center,3,Scalar(0,255,0),-1,8,0);// circle center</text:p>
      <text:p text:style-name="P12"><text:tab/><text:tab/><text:span text:style-name="T10">// <text:s/></text:span><text:span text:style-name="T18">To get the circle outline.</text:span> <text:s text:c="4"/></text:p>
      <text:p text:style-name="P6"><text:tab/><text:tab/>circle(image,center,radius,Scalar(0,0,255),3,8,0);// circle outline</text:p>
      <text:p text:style-name="P6"><text:tab/><text:tab/>cout&lt;&lt; " Center location for circle "&lt;&lt;i+1&lt;&lt;" : "&lt;&lt;center&lt;&lt;"\n Diameter : "&lt;&lt;2*radius&lt;&lt;"\n";</text:p>
      <text:p text:style-name="P6"><text:tab/>}</text:p>
      <text:p text:style-name="P6"><text:tab/>cout&lt;&lt;"\n";</text:p>
      <text:p text:style-name="P9"><text:tab/></text:p>
      <text:p text:style-name="P9"><text:tab/>namedWindow("Coin Counter",CV_WINDOW_AUTOSIZE);</text:p>
      <text:p text:style-name="P28"><text:tab/>// Create a window called </text:p>
      <text:p text:style-name="P28"><text:tab/>//"A_good_name". </text:p>
      <text:p text:style-name="P28"><text:tab/>// first argument: name of the window. </text:p>
      <text:p text:style-name="P28"><text:tab/>// second argument: flag- types: </text:p>
      <text:p text:style-name="P28"><text:tab/>// WINDOW_NORMAL : The user can resize the window. </text:p>
      <text:p text:style-name="P28"><text:tab/>// WINDOW_AUTOSIZE : The window size is automatically adjusted to fit the <text:tab/>// displayed image() ), and you cannot change the window size manually. </text:p>
      <text:p text:style-name="P28"><text:tab/>// WINDOW_OPENGL : The window will be created with OpenGL support.</text:p>
      <text:p text:style-name="P10"><text:tab/></text:p>
      <text:p text:style-name="P10"><text:tab/>imshow("Coin Counter",image);</text:p>
      <text:p text:style-name="P8"><text:tab/><text:span text:style-name="T11">// first argument: name of the window </text:span></text:p>
      <text:p text:style-name="P34"><text:tab/>// second argument: image to be shown(Mat object)</text:p>
      <text:p text:style-name="P8"/>
      <text:p text:style-name="P8"><text:tab/>waitKey(0); <text:span text:style-name="T10">// </text:span><text:span text:style-name="T12">Wait </text:span><text:span text:style-name="T13">for</text:span><text:span text:style-name="T12"> infinite time for a key press.</text:span></text:p>
      <text:p text:style-name="P6"/>
      <text:p text:style-name="P6"><text:tab/>Return 0;<text:tab/><text:span text:style-name="T10">// </text:span><text:span text:style-name="T14">Return from main function.</text:span></text:p>
      <text:p text:style-name="P6">}</text:p>
      <text:p text:style-name="P14"/>
      <text:p text:style-name="P24"><text:span text:style-name="T1">End of </text:span><text:span text:style-name="T3">explanation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17:53:50.744443262</dc:date>
    <meta:generator>LibreOffice/4.2.8.2$Linux_x86 LibreOffice_project/420m0$Build-2</meta:generator>
    <meta:editing-duration>PT7H30M39S</meta:editing-duration>
    <meta:editing-cycles>179</meta:editing-cycles>
    <meta:document-statistic meta:table-count="0" meta:image-count="0" meta:object-count="0" meta:page-count="2" meta:paragraph-count="84" meta:word-count="582" meta:character-count="3850" meta:non-whitespace-character-count="3257"/>
  </office:meta>
</office:document-meta>
</file>